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ca56a5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d09f881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8c21b9"/>
    </style:style>
    <style:style style:name="P67" style:family="paragraph" style:parent-style-name="Standard">
      <style:text-properties officeooo:paragraph-rsid="0d72706e"/>
    </style:style>
    <style:style style:name="P68" style:family="paragraph" style:parent-style-name="Standard">
      <style:text-properties officeooo:paragraph-rsid="0dbec325"/>
    </style:style>
    <style:style style:name="P69" style:family="paragraph" style:parent-style-name="Standard">
      <style:text-properties officeooo:paragraph-rsid="0de414b5"/>
    </style:style>
    <style:style style:name="P70" style:family="paragraph" style:parent-style-name="Standard">
      <style:text-properties officeooo:paragraph-rsid="0dedec60"/>
    </style:style>
    <style:style style:name="P71" style:family="paragraph" style:parent-style-name="Standard">
      <style:text-properties officeooo:paragraph-rsid="0e03342d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0e051aee"/>
    </style:style>
    <style:style style:name="P74" style:family="paragraph" style:parent-style-name="Standard">
      <style:text-properties officeooo:paragraph-rsid="0e0bda5c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2f7716"/>
    </style:style>
    <style:style style:name="P77" style:family="paragraph" style:parent-style-name="Standard">
      <style:text-properties officeooo:paragraph-rsid="0e38fc62"/>
    </style:style>
    <style:style style:name="P78" style:family="paragraph" style:parent-style-name="Standard">
      <style:text-properties officeooo:paragraph-rsid="0e61c509"/>
    </style:style>
    <style:style style:name="P79" style:family="paragraph" style:parent-style-name="Standard">
      <style:text-properties officeooo:paragraph-rsid="0e66c33c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82f1b0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officeooo:rsid="0e8aa5aa" officeooo:paragraph-rsid="0e8aa5aa"/>
    </style:style>
    <style:style style:name="P84" style:family="paragraph" style:parent-style-name="Standard">
      <style:text-properties officeooo:paragraph-rsid="0eb9c424"/>
    </style:style>
    <style:style style:name="P85" style:family="paragraph" style:parent-style-name="Footnote">
      <style:text-properties officeooo:rsid="043ccc66" officeooo:paragraph-rsid="0e849f1d"/>
    </style:style>
    <style:style style:name="P86" style:family="paragraph" style:parent-style-name="Footnote">
      <style:text-properties officeooo:rsid="043ccc66" officeooo:paragraph-rsid="0ec8cada"/>
    </style:style>
    <style:style style:name="P87" style:family="paragraph" style:parent-style-name="Footnote">
      <style:text-properties officeooo:paragraph-rsid="0e927a73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0" style:family="paragraph" style:parent-style-name="Standard">
      <style:text-properties officeooo:paragraph-rsid="0ec22dd8"/>
    </style:style>
    <style:style style:name="P91" style:family="paragraph" style:parent-style-name="Standard">
      <style:text-properties officeooo:paragraph-rsid="0ecb810d"/>
    </style:style>
    <style:style style:name="P92" style:family="paragraph" style:parent-style-name="Standard">
      <style:text-properties officeooo:paragraph-rsid="0ecd4bf5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96" style:family="paragraph" style:parent-style-name="Footnote">
      <style:text-properties officeooo:paragraph-rsid="0ef8320a"/>
    </style:style>
    <style:style style:name="P97" style:family="paragraph" style:parent-style-name="Footnote">
      <style:text-properties officeooo:paragraph-rsid="0f025efd"/>
    </style:style>
    <style:style style:name="P98" style:family="paragraph" style:parent-style-name="Footnote">
      <style:text-properties officeooo:paragraph-rsid="0f051f9f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Standard">
      <style:text-properties officeooo:paragraph-rsid="0f075cbc"/>
    </style:style>
    <style:style style:name="P101" style:family="paragraph" style:parent-style-name="Footnote">
      <style:text-properties officeooo:paragraph-rsid="0f12f362"/>
    </style:style>
    <style:style style:name="P102" style:family="paragraph" style:parent-style-name="Footnote">
      <style:text-properties officeooo:paragraph-rsid="0f140c00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4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10" style:family="paragraph" style:parent-style-name="Standard">
      <style:text-properties officeooo:paragraph-rsid="0e03342d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8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2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5" style:family="text">
      <style:text-properties fo:color="#000000" loext:opacity="100%" style:font-name="Liberation Sans" fo:font-size="12pt" style:font-size-asian="12pt" style:font-size-complex="12pt"/>
    </style:style>
    <style:style style:name="T3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officeooo:rsid="047da547"/>
    </style:style>
    <style:style style:name="T3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4" style:family="text">
      <style:text-properties style:use-window-font-color="true" loext:opacity="0%" style:font-name="Liberation Sans" fo:font-size="12pt" style:font-size-asian="12pt" style:font-size-complex="12pt"/>
    </style:style>
    <style:style style:name="T365" style:family="text">
      <style:text-properties officeooo:rsid="04473353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officeooo:rsid="0e59b6fb" style:font-weight-asian="bold" style:font-weight-complex="bold"/>
    </style:style>
    <style:style style:name="T368" style:family="text">
      <style:text-properties officeooo:rsid="0aace3cd"/>
    </style:style>
    <style:style style:name="T369" style:family="text">
      <style:text-properties fo:font-size="10pt" style:font-size-asian="10pt" style:font-size-complex="10pt"/>
    </style:style>
    <style:style style:name="T370" style:family="text">
      <style:text-properties officeooo:rsid="0394a435"/>
    </style:style>
    <style:style style:name="T3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4" style:family="text">
      <style:text-properties officeooo:rsid="0cf7e116"/>
    </style:style>
    <style:style style:name="T375" style:family="text">
      <style:text-properties officeooo:rsid="0b952edb"/>
    </style:style>
    <style:style style:name="T376" style:family="text">
      <style:text-properties loext:padding="0.049cm" loext:border="0.31pt solid #000000"/>
    </style:style>
    <style:style style:name="T377" style:family="text">
      <style:text-properties officeooo:rsid="0ec3cb48"/>
    </style:style>
    <style:style style:name="T378" style:family="text">
      <style:text-properties officeooo:rsid="0ec42890"/>
    </style:style>
    <style:style style:name="T379" style:family="text">
      <style:text-properties officeooo:rsid="0ec6fcb2"/>
    </style:style>
    <style:style style:name="T380" style:family="text">
      <style:text-properties officeooo:rsid="0e3b8d4d"/>
    </style:style>
    <style:style style:name="T381" style:family="text">
      <style:text-properties officeooo:rsid="0e3cac9e"/>
    </style:style>
    <style:style style:name="T382" style:family="text">
      <style:text-properties officeooo:rsid="0eef9ccc"/>
    </style:style>
    <style:style style:name="T383" style:family="text">
      <style:text-properties officeooo:rsid="0e5e443a"/>
    </style:style>
    <style:style style:name="T384" style:family="text">
      <style:text-properties officeooo:rsid="0efc0412"/>
    </style:style>
    <style:style style:name="T385" style:family="text">
      <style:text-properties officeooo:rsid="0efc9c1e"/>
    </style:style>
    <style:style style:name="T386" style:family="text">
      <style:text-properties officeooo:rsid="0f064ef4"/>
    </style:style>
    <style:style style:name="T387" style:family="text">
      <style:text-properties officeooo:rsid="0e80285f"/>
    </style:style>
    <style:style style:name="T388" style:family="text">
      <style:text-properties officeooo:rsid="0e838e2a"/>
    </style:style>
    <style:style style:name="T389" style:family="text">
      <style:text-properties officeooo:rsid="0e83c34e"/>
    </style:style>
    <style:style style:name="T390" style:family="text">
      <style:text-properties officeooo:rsid="0f1609ab"/>
    </style:style>
    <style:style style:name="T39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4" style:family="text">
      <style:text-properties fo:color="#808080" loext:opacity="100%" style:font-name="Liberation Sans" fo:font-size="12pt" style:font-size-asian="12pt" style:font-size-complex="12pt"/>
    </style:style>
    <style:style style:name="T40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T266">C</text:span><text:span text:style-name="T265">hecklist voor </text:span><text:span text:style-name="T267">de installatie</text:span><text:span text:style-name="T265"> van </text:span><text:reference-mark-start text:name="Distributie"/><text:span text:style-name="T268">Debian</text:span><text:reference-mark-end text:name="Distributie"/><text:span text:style-name="T269"> </text:span><text:span text:style-name="T270">GNU/Linux </text:span><text:reference-mark-start text:name="Versie"/><text:span text:style-name="T268">1</text:span><text:span text:style-name="T271">1</text:span><text:reference-mark-end text:name="Versie"/><text:span text:style-name="Strong_20_Emphasis"><text:span text:style-name="T308"> </text:span></text:span><text:span text:style-name="Strong_20_Emphasis"><text:span text:style-name="T309">LTS</text:span></text:span><text:span text:style-name="T272"><text:note text:id="ftn1" text:note-class="footnote"><text:note-citation>1</text:note-citation><text:note-body><text:p text:style-name="P29"><text:span text:style-name="T370">Deze versie </text:span><text:span text:style-name="T370"><text:reference-ref text:reference-format="text" text:ref-name="Versie">11</text:reference-ref></text:span><text:span text:style-name="T390"><text:s/></text:span><text:span text:style-name="T329">is een zogenaamde LTS-versie (</text:span><text:span text:style-name="T330">LTS=</text:span><text:span text:style-name="T329">Long-Term Support, langetermijnondersteuning).<text:line-break/></text:span><text:span text:style-name="T331">Deze</text:span><text:span text:style-name="T329"> LTS-versie versch</text:span><text:span text:style-name="T331">een </text:span><text:span text:style-name="T332">in </text:span><text:span text:style-name="T333">augustus</text:span><text:span text:style-name="T329"> 20</text:span><text:span text:style-name="T333">2</text:span><text:span text:style-name="T331">1</text:span><text:span text:style-name="T329"> en wordt </text:span><text:span text:style-name="T337">standaard </text:span><text:span text:style-name="T329">vanaf vrijgave </text:span><text:span text:style-name="T332">vijf</text:span><text:span text:style-name="T329"> jaar ondersteund</text:span><text:span text:style-name="T334"> </text:span><text:span text:style-name="T329">(</text:span><text:span text:style-name="T335">updates </text:span><text:span text:style-name="T329">tot </text:span><text:span text:style-name="T333">augustus</text:span><text:span text:style-name="T331"> </text:span><text:span text:style-name="T329">202</text:span><text:span text:style-name="T333">6</text:span><text:span text:style-name="T334">)</text:span><text:span text:style-name="T336">.</text:span></text:p></text:note-body></text:note></text:span><text:span text:style-name="T273"> </text:span><text:span text:style-name="T276">(</text:span><text:span text:style-name="T278">B</text:span><text:span text:style-name="T279">ullseye</text:span><text:span text:style-name="T276">) </text:span><text:reference-mark-start text:name="Editie"/><text:span text:style-name="T277">D</text:span><text:span text:style-name="T274">esktop</text:span><text:reference-mark-end text:name="Editie"/><text:span text:style-name="T275">.</text:span></text:p>
      <text:p text:style-name="P4"/>
      <text:p text:style-name="Standard"><text:span text:style-name="T39">Kijk op</text:span><text:span text:style-name="T300"> </text:span><text:a xlink:type="simple" xlink:href="https://karelzimmer.nl/" text:style-name="Internet_20_link" text:visited-style-name="Visited_20_Internet_20_Link"><text:span text:style-name="T11">karelzimmer.nl</text:span></text:a><text:span text:style-name="T300"> </text:span><text:span text:style-name="T340">voor</text:span><text:span text:style-name="T341"> </text:span><text:span text:style-name="T342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43">(zie toelichting)</text:span><text:span text:style-name="T21">:</text:span></text:p>
      <text:p text:style-name="P32"><text:span text:style-name="Definition"><text:span text:style-name="T345">g</text:span></text:span><text:span text:style-name="Definition"><text:span text:style-name="T344">ebruiker</text:span></text:span><text:span text:style-name="Definition"><text:span text:style-name="T348"><text:tab/><text:tab/></text:span></text:span><text:span text:style-name="Definition"><text:span text:style-name="T364"> <text:tab/><text:tab/></text:span></text:span><text:span text:style-name="T349"><draw:control text:anchor-type="as-char" svg:y="-0.429cm" draw:z-index="9" draw:name="Gebruiker" draw:style-name="gr2" draw:text-style-name="P112" svg:width="6.061cm" svg:height="0.6cm" draw:control="control10"><svg:title>Gebruiker</svg:title><svg:desc>Volledige naam, bijv. Jan Stek</svg:desc></draw:control></text:span><text:span text:style-name="T349"><text:tab/></text:span><text:span text:style-name="T350">(</text:span><text:span text:style-name="T346">volledige naam, bijv. </text:span><text:span text:style-name="T362">J</text:span><text:span text:style-name="T363">a</text:span><text:span text:style-name="T362">n </text:span><text:span text:style-name="T363">Jansen</text:span><text:span text:style-name="T347">)</text:span></text:p>
      <text:p text:style-name="Standard"><text:span text:style-name="Definition"><text:span text:style-name="T345">g</text:span></text:span><text:span text:style-name="Definition"><text:span text:style-name="T344">ebruikersnaam<text:tab/></text:span></text:span><text:span text:style-name="Definition"><text:span text:style-name="T344"><draw:control text:anchor-type="as-char" svg:y="-0.429cm" draw:z-index="10" draw:name="Gberuikersnaam" draw:style-name="gr2" draw:text-style-name="P112" svg:width="6.061cm" svg:height="0.6cm" draw:control="control11"><svg:title>Gebruikersnaam</svg:title><svg:desc>Korte naam, bijv. jan</svg:desc></draw:control></text:span></text:span><text:span text:style-name="Definition"><text:span text:style-name="T344"><text:tab/></text:span></text:span><text:span text:style-name="T12">(korte naam, bijv. </text:span><text:span text:style-name="T298">j</text:span><text:span text:style-name="T299">a</text:span><text:span text:style-name="T298">n</text:span><text:span text:style-name="T12">)</text:span></text:p>
      <text:p text:style-name="P31"><text:span text:style-name="Definition"><text:span text:style-name="T352">c</text:span></text:span><text:span text:style-name="Definition"><text:span text:style-name="T351">omputernaam<text:tab/><text:tab/></text:span></text:span><text:span text:style-name="Definition"><text:span text:style-name="T349"><draw:control text:anchor-type="as-char" svg:y="-0.429cm" draw:z-index="11" draw:name="Computernaam" draw:style-name="gr2" draw:text-style-name="P112" svg:width="6.061cm" svg:height="0.6cm" draw:control="control12"><svg:title>Computernaam</svg:title><svg:desc>Unieke naam van de computer</svg:desc></draw:control></text:span></text:span><text:span text:style-name="Definition"><text:span text:style-name="T349"><text:tab/></text:span></text:span><text:span text:style-name="Definition"><text:span text:style-name="T355">(</text:span></text:span><text:span text:style-name="Definition"><text:span text:style-name="T356">naam van de compute</text:span></text:span><text:span text:style-name="Definition"><text:span text:style-name="T357">r, </text:span></text:span><text:span text:style-name="Definition"><text:span text:style-name="T358">bijv. p</text:span></text:span><text:span text:style-name="Definition"><text:span text:style-name="T359">c02</text:span></text:span><text:span text:style-name="Definition"><text:span text:style-name="T355">)</text:span></text:span></text:p>
      <text:p text:style-name="P31"><text:span text:style-name="Definition"><text:span text:style-name="T345">o</text:span></text:span><text:span text:style-name="Definition"><text:span text:style-name="T344">pstartmenu</text:span></text:span><text:span text:style-name="Definition"><text:span text:style-name="T349"><text:tab/><text:tab/><text:tab/></text:span></text:span><text:span text:style-name="Definition"><text:span text:style-name="T349"><draw:control text:anchor-type="as-char" svg:y="-0.429cm" draw:z-index="12" draw:name="Opstartmenu" draw:style-name="gr2" draw:text-style-name="P112" svg:width="6.061cm" svg:height="0.6cm" draw:control="control13"><svg:title>Opstartmenu</svg:title><svg:desc>Toets voor het opstartmenu ("bootmenu")</svg:desc></draw:control></text:span></text:span><text:span text:style-name="Definition"><text:span text:style-name="T349"><text:tab/></text:span></text:span><text:span text:style-name="Definition"><text:span text:style-name="T355">(</text:span></text:span><text:span text:style-name="Definition"><text:span text:style-name="T356">to</text:span></text:span><text:span text:style-name="Definition"><text:span text:style-name="T360">ets voor het opstartmedium</text:span></text:span><text:span text:style-name="Definition"><text:span text:style-name="T361">)</text:span></text:span></text:p>
      <text:p text:style-name="P31"><text:span text:style-name="Definition"><text:span text:style-name="T353">i</text:span></text:span><text:span text:style-name="Definition"><text:span text:style-name="T354">nstellingen</text:span></text:span><text:span text:style-name="T355"><text:tab/> <text:tab/><text:tab/></text:span><text:span text:style-name="T355"><draw:control text:anchor-type="as-char" svg:y="-0.429cm" draw:z-index="8" draw:name="Instellingen" draw:style-name="gr2" draw:text-style-name="P112" svg:width="6.061cm" svg:height="0.6cm" draw:control="control9"><svg:title>Instellingen</svg:title><svg:desc>Toets voor het BIOS/UEFI-scherm ("setup")</svg:desc></draw:control></text:span><text:span text:style-name="T355"><text:tab/>(</text:span><text:span text:style-name="T356">toets voor het BIOS/UEFI-scherm</text:span><text:span text:style-name="T355">)</text:span></text:p>
      <text:p text:style-name="P34"><text:span text:style-name="Definition"><text:span text:style-name="T392">g</text:span></text:span><text:span text:style-name="Definition"><text:span text:style-name="T391">ebruiker</text:span></text:span><text:span text:style-name="Definition"><text:span text:style-name="T393">2</text:span></text:span><text:span text:style-name="Definition"><text:span text:style-name="T394"><text:tab/></text:span></text:span><text:span text:style-name="Definition"><text:span text:style-name="T404"> <text:tab/><text:tab/></text:span></text:span><text:span text:style-name="T395"><draw:control text:anchor-type="as-char" svg:y="-0.429cm" draw:z-index="21" draw:name="Gebruiker 1" draw:style-name="gr2" draw:text-style-name="P112" svg:width="6.061cm" svg:height="0.6cm" draw:control="control22"><svg:title>Gebruiker</svg:title><svg:desc>Volledige naam, bijv. Jan Stek</svg:desc></draw:control></text:span><text:span text:style-name="T395"><text:tab/></text:span><text:span text:style-name="T396">(</text:span><text:span text:style-name="T397">volledige naam </text:span><text:span text:style-name="T398">evt. 2</text:span><text:span text:style-name="T405">e</text:span><text:span text:style-name="T398"> gebruiker</text:span><text:span text:style-name="T399">)</text:span></text:p>
      <text:p text:style-name="P92"><text:span text:style-name="Definition"><text:span text:style-name="T392">g</text:span></text:span><text:span text:style-name="Definition"><text:span text:style-name="T391">ebruikersnaam</text:span></text:span><text:span text:style-name="Definition"><text:span text:style-name="T393">2</text:span></text:span><text:span text:style-name="Definition"><text:span text:style-name="T400"><text:tab/></text:span></text:span><text:span text:style-name="Definition"><text:span text:style-name="T400"><draw:control text:anchor-type="as-char" svg:y="-0.429cm" draw:z-index="22" draw:name="Gberuikersnaam 1" draw:style-name="gr2" draw:text-style-name="P112" svg:width="6.061cm" svg:height="0.6cm" draw:control="control23"><svg:title>Gebruikersnaam</svg:title><svg:desc>Korte naam, bijv. jan</svg:desc></draw:control></text:span></text:span><text:span text:style-name="Definition"><text:span text:style-name="T400"><text:tab/></text:span></text:span><text:span text:style-name="T401">(korte naam</text:span><text:span text:style-name="T402"> </text:span><text:span text:style-name="T403">evt. 2</text:span><text:span text:style-name="T406">e</text:span><text:span text:style-name="T403"> gebruiker</text:span><text:span text:style-name="T401">)</text:span></text:p>
      <text:p text:style-name="P34"><text:span text:style-name="T286">Vervang </text:span><text:span text:style-name="Definition"><text:span text:style-name="T14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39"/>
      <text:p text:style-name="P33"><text:span text:style-name="Strong_20_Emphasis"><text:span text:style-name="T294"/></text:span></text:p>
      <text:p text:style-name="P35"><text:span text:style-name="T296">Nog niet op Linux?</text:span><text:span text:style-name="T288"><text:tab/></text:span><text:span text:style-name="T291"><text:tab/></text:span><text:span text:style-name="T292">G</text:span><text:span text:style-name="T285">ebruik </text:span><text:span text:style-name="Strong_20_Emphasis"><text:span text:style-name="T297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89"> onder </text:span><text:span text:style-name="T295">Linux</text:span><text:span text:style-name="T290">.</text:span></text:p>
      <text:p text:style-name="P23"><text:span text:style-name="T263">Nieuwe installatie?</text:span><text:span text:style-name="T258"><text:tab/></text:span><text:span text:style-name="T260"></text:span><text:span text:style-name="T262"><text:tab/></text:span><text:span text:style-name="T261">B</text:span><text:span text:style-name="T258">egin bij hoofdstuk </text:span><text:span text:style-name="T263"><text:bookmark-ref text:reference-format="page" text:ref-name="__RefNumPara__4009_1271708128">2</text:bookmark-ref></text:span><text:span text:style-name="T263"><text:s text:c="2"/></text:span><text:span text:style-name="T264"><text:bookmark-ref text:reference-format="text" text:ref-name="__RefNumPara__4009_1271708128">Installatie uitvoeren</text:bookmark-ref></text:span><text:span text:style-name="T259">.</text:span></text:p>
      <text:p text:style-name="P30"><text:span text:style-name="Strong_20_Emphasis"><text:span text:style-name="T293"/></text:span></text:p>
      <text:list xml:id="list1724134583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0"><text:span text:style-name="Strong_20_Emphasis"><text:span text:style-name="T63"><text:s/></text:span></text:span><text:span text:style-name="Strong_20_Emphasis"><text:span text:style-name="T116"><draw:control text:anchor-type="as-char" draw:z-index="20" draw:name="Vorm 1" draw:style-name="gr1" draw:text-style-name="P11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89">Leg Wi<text:span text:style-name="T377">F</text:span>i-<text:span text:style-name="T378">gegevens vast zoals de naam v</text:span><text:span text:style-name="T379">a</text:span><text:span text:style-name="T378">n het netwerk (SSID) en wachtwoord</text:span><text:span text:style-name="Strong_20_Emphasis"><text:span text:style-name="T115"><text:note text:id="ftn2" text:note-class="footnote"><text:note-citation>2</text:note-citation><text:note-body><text:p text:style-name="P86"><text:span text:style-name="User_20_Entry"><text:span text:style-name="T196">Bijv. </text:span></text:span><text:span text:style-name="User_20_Entry"><text:span text:style-name="T195">met </text:span></text:span><text:span text:style-name="User_20_Entry"><text:span text:style-name="T211">Terminalvenster</text:span></text:span><text:span text:style-name="User_20_Entry"><text:span text:style-name="T194"> </text:span></text:span><text:span text:style-name="User_20_Entry"><text:span text:style-name="T196">opdracht</text:span></text:span><text:span text:style-name="User_20_Entry"><text:span text:style-name="T194">: </text:span></text:span><text:span text:style-name="User_20_Entry"><text:span text:style-name="T232">sudo </text:span></text:span><text:span text:style-name="User_20_Entry"><text:span text:style-name="T234">more</text:span></text:span><text:span text:style-name="User_20_Entry"><text:span text:style-name="T232"> </text:span></text:span><text:span text:style-name="User_20_Entry"><text:span text:style-name="T233">/etc/NetworkManager/system-connections/</text:span></text:span><text:span text:style-name="User_20_Entry"><text:span text:style-name="T232">*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88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0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3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4"><text:note text:id="ftn3" text:note-class="footnote"><text:note-citation>3</text:note-citation><text:note-body><text:p text:style-name="P27"><text:span text:style-name="T221">E</text:span><text:span text:style-name="T224">v</text:span><text:span text:style-name="T225">en</text:span><text:span text:style-name="T227">t</text:span><text:span text:style-name="T228">uele </text:span><text:span text:style-name="T229">extra </text:span><text:span text:style-name="T231">gebruiker</text:span><text:span text:style-name="T229">s aanmelden </text:span><text:span text:style-name="T230">en dezelfde stappen uitvoeren</text:span><text:span text:style-name="T226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3849101916320">
          <table:table-cell table:style-name="_31_._5f_Installatie_5f_voorbereiden.A1" office:value-type="string">
            <text:p text:style-name="P53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49101916608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3" draw:name="Vorm4" draw:style-name="gr1" draw:text-style-name="P11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4" text:note-class="footnote"><text:note-citation>4</text:note-citation><text:note-body><text:p text:style-name="P101"><text:span text:style-name="T388">Debian-</text:span><text:span text:style-name="T389">p</text:span>akket kz plaatst documenten en scripts van Karel Zimmer <text:span text:style-name="T387">(zie </text:span><text:a xlink:type="simple" xlink:href="https://karelzimmer.nl/" text:style-name="Internet_20_link" text:visited-style-name="Visited_20_Internet_20_Link"><text:span text:style-name="Strong_20_Emphasis"><text:span text:style-name="T373">karelzimmer.nl</text:span></text:span></text:a><text:span text:style-name="Strong_20_Emphasis"><text:span text:style-name="T253">) </text:span></text:span>voor het installeren en beheren van <text:span text:style-name="T386">Debian</text:span> <text:span text:style-name="T386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5" text:note-class="footnote"><text:note-citation>5</text:note-citation><text:note-body><text:p text:style-name="P24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4">.</text:span></text:span><text:span text:style-name="Strong_20_Emphasis"><text:span text:style-name="T71"> </text:span></text:span></text:p>
          </table:table-cell>
        </table:table-row>
        <table:table-row table:style-name="TableLine93849101916896">
          <table:table-cell table:style-name="_31_._5f_Installatie_5f_voorbereiden.A1" office:value-type="string">
            <text:p text:style-name="P64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8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76">z</text:span></text:span><text:span text:style-name="Strong_20_Emphasis"><text:span text:style-name="T71">e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68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8491019171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38491019174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49101917760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7">Bereid de installatie voor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80">druk </text:span></text:span><text:span text:style-name="Strong_20_Emphasis"><text:span text:style-name="T81">op de </text:span></text:span><text:span text:style-name="Strong_20_Emphasis"><text:span text:style-name="T82">Super</text:span></text:span><text:span text:style-name="Strong_20_Emphasis"><text:span text:style-name="T81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7">, </text:span></text:span><text:span text:style-name="Strong_20_Emphasis"><text:span text:style-name="T83">t</text:span></text:span><text:span text:style-name="Strong_20_Emphasis"><text:span text:style-name="T70">yp </text:span></text:span><text:span text:style-name="Strong_20_Emphasis"><text:span text:style-name="T140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84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</text:span></text:span><text:span text:style-name="Strong_20_Emphasis"><text:span text:style-name="T117"> </text:span></text:span><text:span text:style-name="Strong_20_Emphasis"><text:span text:style-name="T164">Installatiem</text:span></text:span><text:span text:style-name="Strong_20_Emphasis"><text:span text:style-name="T165">enu</text:span></text:span><text:span text:style-name="Strong_20_Emphasis"><text:span text:style-name="T81">.</text:span></text:span></text:p>
          </table:table-cell>
        </table:table-row>
        <table:table-row table:style-name="TableLine93849101918048">
          <table:table-cell table:style-name="_31_._5f_Installatie_5f_voorbereiden.A1" office:value-type="string">
            <text:p text:style-name="P60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85">K</text:span></text:span><text:span text:style-name="Strong_20_Emphasis"><text:span text:style-name="T86">ie</text:span></text:span><text:span text:style-name="Strong_20_Emphasis"><text:span text:style-name="T87">s</text:span></text:span><text:span text:style-name="Strong_20_Emphasis"><text:span text:style-name="T79"> </text:span></text:span><text:span text:style-name="Strong_20_Emphasis"><text:span text:style-name="T166">1</text:span></text:span><text:span text:style-name="Strong_20_Emphasis"><text:span text:style-name="T167"> </text:span></text:span><text:span text:style-name="Strong_20_Emphasis"><text:span text:style-name="T168">In</text:span></text:span><text:span text:style-name="Strong_20_Emphasis"><text:span text:style-name="T157">stallatie voorberei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90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41"/>
      <text:list xml:id="list122941670157906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49101890608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325">Start de computer op vanaf </text:span><text:span text:style-name="T326">een </text:span><text:span text:style-name="T326"><text:reference-ref text:reference-format="text" text:ref-name="Distributie">Debian</text:reference-ref></text:span><text:span text:style-name="T326"><text:s/></text:span><text:span text:style-name="Strong_20_Emphasis"><text:span text:style-name="T301"><text:reference-ref text:reference-format="text" text:ref-name="Versie">11</text:reference-ref></text:span></text:span><text:span text:style-name="Strong_20_Emphasis"><text:span text:style-name="T301"><text:s/></text:span></text:span><text:span text:style-name="T327">(</text:span><text:span text:style-name="T328">Live</text:span><text:span text:style-name="T185"><text:note text:id="ftn6" text:note-class="footnote"><text:note-citation>1</text:note-citation><text:note-body><text:p text:style-name="P28"><text:span text:style-name="T365">Vanaf ee</text:span>n Live <text:span text:style-name="T368">USB-stick </text:span><text:span text:style-name="T382">(</text:span><text:span text:style-name="T368">of </text:span><text:span text:style-name="T382">cd/dvd</text:span><text:span text:style-name="T338">)</text:span><text:span text:style-name="T369"> </text:span>kunt <text:span text:style-name="T365">u opstarten en</text:span> met <text:reference-ref text:reference-format="text" text:ref-name="Distributie">Debian</text:reference-ref><text:s/>werken zonder deze te installeren.</text:p></text:note-body></text:note></text:span><text:span text:style-name="T186">)</text:span><text:span text:style-name="T184"> </text:span><text:span text:style-name="T187">GNOME</text:span><text:span text:style-name="T184"> </text:span><text:span text:style-name="T188">USB-stick</text:span><text:span text:style-name="T188"><text:note text:id="ftn7" text:note-class="footnote"><text:note-citation>2</text:note-citation><text:note-body><text:p text:style-name="P87"><text:span text:style-name="T22">D</text:span><text:span text:style-name="Strong_20_Emphasis"><text:span text:style-name="T197">ow</text:span></text:span><text:span text:style-name="Strong_20_Emphasis"><text:span text:style-name="T198">nload </text:span></text:span><text:span text:style-name="Strong_20_Emphasis"><text:span text:style-name="T191">e</text:span></text:span><text:span text:style-name="Strong_20_Emphasis"><text:span text:style-name="T199">e</text:span></text:span><text:span text:style-name="Strong_20_Emphasis"><text:span text:style-name="T200">n</text:span></text:span><text:span text:style-name="Strong_20_Emphasis"><text:span text:style-name="T219"> </text:span></text:span><text:span text:style-name="Strong_20_Emphasis"><text:span text:style-name="T198">Live CD </text:span></text:span><text:span text:style-name="Strong_20_Emphasis"><text:span text:style-name="T201">v</text:span></text:span><text:span text:style-name="Strong_20_Emphasis"><text:span text:style-name="T202">anaf</text:span></text:span><text:span text:style-name="Strong_20_Emphasis"><text:span text:style-name="T203"> </text:span></text:span><text:a xlink:type="simple" xlink:href="https://www.debian.org/CD/live/" text:style-name="Internet_20_link" text:visited-style-name="Visited_20_Internet_20_Link"><text:span text:style-name="Strong_20_Emphasis"><text:span text:style-name="T371">debian.org/cd/live</text:span></text:span></text:a><text:span text:style-name="Strong_20_Emphasis"><text:span text:style-name="T203">, blader naar beneden en klik op </text:span></text:span><text:span text:style-name="Strong_20_Emphasis"><text:span text:style-name="T206">unofficial live images for stable with firmware included</text:span></text:span><text:span text:style-name="Strong_20_Emphasis"><text:span text:style-name="T203">. Klik vervolgens door </text:span></text:span><text:span text:style-name="Strong_20_Emphasis"><text:span text:style-name="T192">naar</text:span></text:span><text:span text:style-name="Strong_20_Emphasis"><text:span text:style-name="T203"> </text:span></text:span><text:span text:style-name="Strong_20_Emphasis"><text:span text:style-name="T206">amd64</text:span></text:span><text:span text:style-name="Strong_20_Emphasis"><text:span text:style-name="T203"> en </text:span></text:span><text:span text:style-name="Strong_20_Emphasis"><text:span text:style-name="T206">iso-hybrid</text:span></text:span><text:span text:style-name="Strong_20_Emphasis"><text:span text:style-name="T203">. </text:span></text:span><text:span text:style-name="Strong_20_Emphasis"><text:span text:style-name="T192">D</text:span></text:span><text:span text:style-name="Strong_20_Emphasis"><text:span text:style-name="T204">aar aangekomen kies </text:span></text:span><text:span text:style-name="T207">debian-live-11...</text:span><text:span text:style-name="T208">-</text:span><text:span text:style-name="T207">amd-64-</text:span><text:span text:style-name="T208">gnome</text:span><text:span text:style-name="T209">+non-fre</text:span><text:span text:style-name="T210">e</text:span><text:span text:style-name="T209">.iso</text:span><text:span text:style-name="Strong_20_Emphasis"><text:span text:style-name="T198">, </text:span></text:span><text:span text:style-name="Strong_20_Emphasis"><text:span text:style-name="T197">e</text:span></text:span><text:span text:style-name="Strong_20_Emphasis"><text:span text:style-name="T205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7"><text:span text:style-name="T22"><text:tab/></text:span><text:span text:style-name="Strong_20_Emphasis"><text:span text:style-name="T235">Zoek</text:span></text:span><text:span text:style-name="Strong_20_Emphasis"><text:span text:style-name="T236"> </text:span></text:span><text:span text:style-name="Strong_20_Emphasis"><text:span text:style-name="T254">s</text:span></text:span><text:span text:style-name="Strong_20_Emphasis"><text:span text:style-name="T255">ch</text:span></text:span><text:span text:style-name="Strong_20_Emphasis"><text:span text:style-name="T236"> en klik op het pictogram van</text:span></text:span><text:span text:style-name="Strong_20_Emphasis"><text:span text:style-name="T237"> </text:span></text:span><text:span text:style-name="Strong_20_Emphasis"><text:span text:style-name="T257">Schijven</text:span></text:span><text:span text:style-name="Strong_20_Emphasis"><text:span text:style-name="T238">. Selecteer de USB-stick in de lijst van schijven aan de linkerkant en klik rechtsboven op </text:span></text:span><text:span text:style-name="Strong_20_Emphasis"><text:span text:style-name="T256">Schijfinstellingen</text:span></text:span><text:span text:style-name="Strong_20_Emphasis"><text:span text:style-name="T238"> </text:span></text:span><text:span text:style-name="Strong_20_Emphasis"><text:span text:style-name="T256">⋮</text:span></text:span><text:span text:style-name="Strong_20_Emphasis"><text:span text:style-name="T238"> (icoontje met de drie puntjes).</text:span></text:span></text:p><text:p text:style-name="P98"><text:span text:style-name="Strong_20_Emphasis"><text:span text:style-name="T238"><text:tab/>Kies </text:span></text:span><text:span text:style-name="Strong_20_Emphasis"><text:span text:style-name="T256">Schijfkopie terugzetten</text:span></text:span><text:span text:style-name="Strong_20_Emphasis"><text:span text:style-name="T238"> en selecteer </text:span></text:span><text:span text:style-name="Strong_20_Emphasis"><text:span text:style-name="T252">het net</text:span></text:span><text:span text:style-name="Strong_20_Emphasis"><text:span text:style-name="T250"> gedownloade CD-beeldbestand </text:span></text:span><text:span text:style-name="Strong_20_Emphasis"><text:span text:style-name="T251">(.iso)</text:span></text:span><text:span text:style-name="Strong_20_Emphasis"><text:span text:style-name="T250">.</text:span></text:span></text:p><text:p text:style-name="P97"><text:span text:style-name="Strong_20_Emphasis"><text:span text:style-name="T238"><text:tab/>Klik op </text:span></text:span><text:span text:style-name="Strong_20_Emphasis"><text:span text:style-name="T256">Terugzetten starten</text:span></text:span><text:span text:style-name="Strong_20_Emphasis"><text:span text:style-name="T238"> en vervolgens op </text:span></text:span><text:span text:style-name="Strong_20_Emphasis"><text:span text:style-name="T256">Terugzetten</text:span></text:span><text:span text:style-name="Strong_20_Emphasis"><text:span text:style-name="T239">, </text:span></text:span><text:span text:style-name="Strong_20_Emphasis"><text:span text:style-name="T240">o</text:span></text:span><text:span text:style-name="Strong_20_Emphasis"><text:span text:style-name="T241">f </text:span></text:span><text:span text:style-name="Strong_20_Emphasis"><text:span text:style-name="T242">gebruik </text:span></text:span><text:span text:style-name="Strong_20_Emphasis"><text:span text:style-name="T243">het programma </text:span></text:span><text:span text:style-name="Strong_20_Emphasis"><text:span text:style-name="T222">Etche</text:span></text:span><text:span text:style-name="Strong_20_Emphasis"><text:span text:style-name="T223">r</text:span></text:span><text:span text:style-name="Strong_20_Emphasis"><text:span text:style-name="T243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372">etcher.io</text:span></text:span></text:a><text:span text:style-name="Strong_20_Emphasis"><text:span text:style-name="T244">); </text:span></text:span><text:span text:style-name="Strong_20_Emphasis"><text:span text:style-name="T222">Etche</text:span></text:span><text:span text:style-name="Strong_20_Emphasis"><text:span text:style-name="T223">r</text:span></text:span><text:span text:style-name="Strong_20_Emphasis"><text:span text:style-name="T245"> is</text:span></text:span><text:span text:style-name="Strong_20_Emphasis"><text:span text:style-name="T244"> </text:span></text:span><text:span text:style-name="Strong_20_Emphasis"><text:span text:style-name="T241">beschikbaar voor </text:span></text:span><text:span text:style-name="Strong_20_Emphasis"><text:span text:style-name="T238">Windows, </text:span></text:span><text:span text:style-name="Strong_20_Emphasis"><text:span text:style-name="T246">mac</text:span></text:span><text:span text:style-name="Strong_20_Emphasis"><text:span text:style-name="T247">OS</text:span></text:span><text:span text:style-name="Strong_20_Emphasis"><text:span text:style-name="T243">, </text:span></text:span><text:span text:style-name="Strong_20_Emphasis"><text:span text:style-name="T244">en </text:span></text:span><text:span text:style-name="Strong_20_Emphasis"><text:span text:style-name="T248">GNU/</text:span></text:span><text:span text:style-name="Strong_20_Emphasis"><text:span text:style-name="T243">Linux</text:span></text:span><text:span text:style-name="Strong_20_Emphasis"><text:span text:style-name="T249">.</text:span></text:span></text:p></text:note-body></text:note></text:span><text:span text:style-name="T184">.</text:span></text:p>
            <text:p text:style-name="P55"><text:span text:style-name="T189">Opstartmenu/</text:span><text:span text:style-name="T190">boot menu</text:span><text:span text:style-name="T189"> </text:span><text:span text:style-name="T184">via </text:span><text:span text:style-name="Definition"><text:span text:style-name="T5">opstartmenu</text:span></text:span><text:span text:style-name="T184">, </text:span><text:span text:style-name="T189">instellingen/</text:span><text:span text:style-name="T190">setup</text:span><text:span text:style-name="T184"> via </text:span><text:span text:style-name="Definition"><text:span text:style-name="T5">instellingen</text:span></text:span><text:span text:style-name="T184">.</text:span></text:p>
          </table:table-cell>
        </table:table-row>
        <table:table-row table:style-name="TableLine93849101900656">
          <table:table-cell table:style-name="_32_._5f_Installatie_5f_uitvoeren.A1" office:value-type="string">
            <text:p text:style-name="P60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384910189633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><text:span text:style-name="Strong_20_Emphasis"><text:span text:style-name="Strong_20_Emphasis"><text:span text:style-name="T11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104"><text:span text:style-name="Strong_20_Emphasis"><text:span text:style-name="T114"><text:s/></text:span></text:span><text:span text:style-name="Strong_20_Emphasis"><text:span text:style-name="T118"><draw:control text:anchor-type="as-char" draw:z-index="24" draw:name="Vorm11_0" draw:style-name="gr1" draw:text-style-name="P111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4">Als het scherm </text:span></text:span><text:span text:style-name="Strong_20_Emphasis"><text:span text:style-name="T151">Wi-Fi</text:span></text:span><text:span text:style-name="Strong_20_Emphasis"><text:span text:style-name="T44"> verschijnt, kies een draadloos netwerk, maak verbinding, en klik op</text:span></text:span><text:span text:style-name="Strong_20_Emphasis"><text:span text:style-name="T127"> </text:span></text:span><text:span text:style-name="Strong_20_Emphasis"><text:span text:style-name="T175">N</text:span></text:span><text:span text:style-name="Strong_20_Emphasis"><text:span text:style-name="T149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49102097024">
          <table:table-cell table:style-name="_32_._5f_Installatie_5f_uitvoeren.A1" office:value-type="string">
            <text:p text:style-name="P66"><text:span text:style-name="Strong_20_Emphasis"><text:span text:style-name="T63"><text:s/></text:span></text:span><text:span text:style-name="Strong_20_Emphasis"><text:span text:style-name="T116"><draw:control text:anchor-type="as-char" draw:z-index="15" draw:name="Vorm13_1" draw:style-name="gr1" draw:text-style-name="P11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5">Start de installatie</text:span></text:span><text:span text:style-name="Strong_20_Emphasis"><text:span text:style-name="T128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91">klik op </text:span></text:span><text:span text:style-name="Strong_20_Emphasis"><text:span text:style-name="T142">Activities</text:span></text:span><text:span text:style-name="Strong_20_Emphasis"><text:span text:style-name="T91"> en </text:span></text:span><text:span text:style-name="Strong_20_Emphasis"><text:span text:style-name="T92">een </text:span></text:span><text:span text:style-name="Strong_20_Emphasis"><text:span text:style-name="T91">klik op</text:span></text:span><text:span text:style-name="Strong_20_Emphasis"><text:span text:style-name="T93"> </text:span></text:span><text:span text:style-name="Strong_20_Emphasis"><text:span text:style-name="T143">Install Debian</text:span></text:span><text:span text:style-name="Strong_20_Emphasis"><text:span text:style-name="T46">.</text:span></text:span></text:p>
          </table:table-cell>
        </table:table-row>
        <table:table-row table:style-name="TableLine93849102097536">
          <table:table-cell table:style-name="_32_._5f_Installatie_5f_uitvoeren.A1" office:value-type="string">
            <text:p text:style-name="P60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5">Bij </text:span></text:span><text:span text:style-name="Strong_20_Emphasis"><text:span text:style-name="T152">Welcome</text:span></text:span><text:span text:style-name="Strong_20_Emphasis"><text:span text:style-name="T45"> kies </text:span></text:span><text:span text:style-name="Strong_20_Emphasis"><text:span text:style-name="T152">Nederlands</text:span></text:span><text:span text:style-name="Strong_20_Emphasis"><text:span text:style-name="T45"> en klik op </text:span></text:span><text:span text:style-name="Strong_20_Emphasis"><text:span text:style-name="T152">Volgende</text:span></text:span><text:span text:style-name="Strong_20_Emphasis"><text:span text:style-name="T45">.</text:span></text:span></text:p>
          </table:table-cell>
        </table:table-row>
        <table:table-row table:style-name="TableLine93849102098160">
          <table:table-cell table:style-name="_32_._5f_Installatie_5f_uitvoeren.A1" office:value-type="string">
            <text:p text:style-name="P74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6">Locatie</text:span> kies bij <text:span text:style-name="T366">Regio</text:span> voor <text:span text:style-name="T366">Europa</text:span> en klik op <text:span text:style-name="T366">Volgende</text:span>.</text:p>
          </table:table-cell>
        </table:table-row>
        <table:table-row table:style-name="TableLine93849102104464">
          <table:table-cell table:style-name="_32_._5f_Installatie_5f_uitvoeren.A1" office:value-type="string">
            <text:p text:style-name="P74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6">Toetsenbord</text:span> kies <text:span text:style-name="T366">English (US)</text:span> en klik op <text:span text:style-name="T366">Volgende</text:span>.</text:p>
          </table:table-cell>
        </table:table-row>
        <table:table-row table:style-name="TableLine938491021050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49102105712">
          <table:table-cell table:style-name="_32_._5f_Installatie_5f_uitvoeren.A1" office:value-type="string">
            <text:p text:style-name="P74"><text:span text:style-name="Strong_20_Emphasis"><text:span text:style-name="T63"><text:s/></text:span></text:span><text:span text:style-name="Strong_20_Emphasis"><text:span text:style-name="T116"><draw:control text:anchor-type="as-char" draw:z-index="16" draw:name="Vorm13_4" draw:style-name="gr1" draw:text-style-name="P11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2"><text:span text:style-name="T6">Bij </text:span><text:span text:style-name="T19">Partities</text:span><text:span text:style-name="T6"> </text:span><text:span text:style-name="T314">selecteer</text:span><text:span text:style-name="T6"> </text:span><text:span text:style-name="T7">de </text:span><text:span text:style-name="T6">gewenste </text:span><text:span text:style-name="T315">optie</text:span><text:span text:style-name="Strong_20_Emphasis"><text:span text:style-name="T45"> </text:span></text:span><text:span text:style-name="Strong_20_Emphasis"><text:span text:style-name="T47">en klik op </text:span></text:span><text:span text:style-name="Strong_20_Emphasis"><text:span text:style-name="T153">Volgende</text:span></text:span><text:span text:style-name="Strong_20_Emphasis"><text:span text:style-name="T47">.</text:span></text:span></text:p>
          </table:table-cell>
        </table:table-row>
        <table:table-row table:style-name="TableLine938491021063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49101957712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3" draw:name="Vorm13" draw:style-name="gr1" draw:text-style-name="P11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24">Bij </text:span></text:span><text:span text:style-name="Strong_20_Emphasis"><text:span text:style-name="T150">Gebruikers</text:span></text:span><text:span text:style-name="Strong_20_Emphasis"><text:span text:style-name="T124"> vul in </text:span></text:span><text:span text:style-name="Strong_20_Emphasis"><text:span text:style-name="T154">Wat is je naam?</text:span></text:span><text:span text:style-name="Strong_20_Emphasis"><text:span text:style-name="T48"> </text:span></text:span><text:span text:style-name="Definition"><text:span text:style-name="T15">gebruiker</text:span></text:span><text:span text:style-name="Strong_20_Emphasis"><text:span text:style-name="T113">,</text:span></text:span><text:span text:style-name="Strong_20_Emphasis"><text:span text:style-name="T49"> </text:span></text:span><text:span text:style-name="Strong_20_Emphasis"><text:span text:style-name="T154">Welke naam wil je gebruiken om in te loggen?</text:span></text:span><text:span text:style-name="Strong_20_Emphasis"><text:span text:style-name="T49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5">, </text:span></text:span><text:span text:style-name="Strong_20_Emphasis"><text:span text:style-name="T155">Wat is de </text:span></text:span><text:span text:style-name="Strong_20_Emphasis"><text:span text:style-name="T154">naam van deze </text:span></text:span><text:span text:style-name="Strong_20_Emphasis"><text:span text:style-name="T155">computer</text:span></text:span><text:span text:style-name="Strong_20_Emphasis"><text:span text:style-name="T50"> </text:span></text:span><text:span text:style-name="Definition"><text:span text:style-name="T15">computernaam</text:span></text:span><text:span text:style-name="Strong_20_Emphasis"><text:span text:style-name="T48">, </text:span></text:span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wachtwoord </text:span></text:span><text:span text:style-name="Strong_20_Emphasis"><text:span text:style-name="T48">in</text:span></text:span><text:span text:style-name="Strong_20_Emphasis"><text:span text:style-name="T134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58">V</text:span></text:span><text:span text:style-name="Strong_20_Emphasis"><text:span text:style-name="T159">olgende</text:span></text:span><text:span text:style-name="Strong_20_Emphasis"><text:span text:style-name="T42">.</text:span></text:span></text:p>
          </table:table-cell>
        </table:table-row>
        <table:table-row table:style-name="TableLine9384910195833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49101958960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4" draw:name="Vorm14" draw:style-name="gr1" draw:text-style-name="P11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53">Bij </text:span></text:span><text:span text:style-name="Strong_20_Emphasis"><text:span text:style-name="T176">Samenvatting</text:span></text:span><text:span text:style-name="Strong_20_Emphasis"><text:span text:style-name="T131"> </text:span></text:span><text:span text:style-name="Strong_20_Emphasis"><text:span text:style-name="T132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0">Installeer</text:span></text:span><text:span text:style-name="Strong_20_Emphasis"><text:span text:style-name="T42">.</text:span></text:span></text:p>
          </table:table-cell>
        </table:table-row>
      </table:table>
      <text:p text:style-name="P54"><text:span text:style-name="Strong_20_Emphasis"><text:span text:style-name="T129"/></text:span></text:p>
      <text:list xml:id="list122943060127221" text:continue-numbering="true" text:style-name="L1">
        <text:list-item>
          <text:p text:style-name="P108"><text:span text:style-name="Strong_20_Emphasis"><text:span text:style-name="T178">Installatie </text:span></text:span><text:span text:style-name="Strong_20_Emphasis"><text:span text:style-name="T179">afronden</text:span></text:span></text:p>
        </text:list-item>
      </text:list>
      <text:p text:style-name="P56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49102064176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5" draw:name="Vorm22" draw:style-name="gr1" draw:text-style-name="P11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54">.</text:span></text:span></text:p>
          </table:table-cell>
        </table:table-row>
        <table:table-row table:style-name="TableLine9384910218742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49102294624">
          <table:table-cell table:style-name="_33_._5f_Installatie_5f_afronden.A1" office:value-type="string">
            <text:p text:style-name="P69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TableLine938491021878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127"/></text:span></text:p>
          </table:table-cell>
        </table:table-row>
        <table:table-row table:style-name="TableLine93849102163168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6" draw:name="Vorm23" draw:style-name="gr1" draw:text-style-name="P11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5">Voeg </text:span></text:span><text:span text:style-name="Strong_20_Emphasis"><text:span text:style-name="T56">eventuele </text:span></text:span><text:span text:style-name="Strong_20_Emphasis"><text:span text:style-name="T57">extra </text:span></text:span><text:span text:style-name="Strong_20_Emphasis"><text:span text:style-name="T156">Standaard</text:span></text:span><text:span text:style-name="Strong_20_Emphasis"><text:span text:style-name="T60"> of </text:span></text:span><text:span text:style-name="Strong_20_Emphasis"><text:span text:style-name="T156">Beheerder</text:span></text:span><text:span text:style-name="Strong_20_Emphasis"><text:span text:style-name="T57"> </text:span></text:span><text:span text:style-name="Definition"><text:span text:style-name="T26">gebruiker</text:span></text:span><text:span text:style-name="Strong_20_Emphasis"><text:span text:style-name="T130">s </text:span></text:span><text:span text:style-name="Strong_20_Emphasis"><text:span text:style-name="T128">toe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8" text:note-class="footnote"><text:note-citation>1</text:note-citation><text:note-body><text:p text:style-name="P25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</text:span></text:span><text:span text:style-name="Strong_20_Emphasis"><text:span text:style-name="T94">bij </text:span></text:span><text:span text:style-name="Strong_20_Emphasis"><text:span text:style-name="T162">Instellingen </text:span></text:span><text:span text:style-name="Strong_20_Emphasis"><text:span text:style-name="T95">rechts o</text:span></text:span><text:span text:style-name="Strong_20_Emphasis"><text:span text:style-name="T65">p </text:span></text:span><text:span text:style-name="Strong_20_Emphasis"><text:span text:style-name="T163">Gebruikers</text:span></text:span><text:span text:style-name="Strong_20_Emphasis"><text:span text:style-name="T96">.</text:span></text:span></text:p>
          </table:table-cell>
        </table:table-row>
        <table:table-row table:style-name="TableLine93849102216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9"><text:span text:style-name="Strong_20_Emphasis"><text:span text:style-name="T125">Klik links</text:span></text:span><text:span text:style-name="Strong_20_Emphasis"><text:span text:style-name="T135"> </text:span></text:span><text:span text:style-name="Strong_20_Emphasis"><text:span text:style-name="T97">op </text:span></text:span><text:span text:style-name="Strong_20_Emphasis"><text:span text:style-name="T146">Ontgrendelen</text:span></text:span><text:span text:style-name="Strong_20_Emphasis"><text:span text:style-name="T97"> </text:span></text:span><text:span text:style-name="Strong_20_Emphasis"><text:span text:style-name="T98">en daarna op </text:span></text:span><text:span text:style-name="Strong_20_Emphasis"><text:span text:style-name="T169">Gebruik</text:span></text:span><text:span text:style-name="Strong_20_Emphasis"><text:span text:style-name="T170">er</text:span></text:span><text:span text:style-name="Strong_20_Emphasis"><text:span text:style-name="T169"> toevoegen</text:span></text:span><text:span text:style-name="Strong_20_Emphasis"><text:span text:style-name="T98">.</text:span></text:span></text:p>
          </table:table-cell>
        </table:table-row>
        <table:table-row table:style-name="TableLine93849102171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9"><text:span text:style-name="Strong_20_Emphasis"><text:span text:style-name="T135">Sluit </text:span></text:span><text:span text:style-name="Strong_20_Emphasis"><text:span text:style-name="T169">Gebruiker toevoegen</text:span></text:span><text:span text:style-name="Strong_20_Emphasis"><text:span text:style-name="T98">.</text:span></text:span></text:p>
          </table:table-cell>
        </table:table-row>
        <table:table-row table:style-name="TableLine93849102286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49096941632">
          <table:table-cell table:style-name="_33_._5f_Installatie_5f_afron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4" draw:name="Vorm4_1" draw:style-name="gr1" draw:text-style-name="P111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100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9" text:note-class="footnote"><text:note-citation>2</text:note-citation><text:note-body><text:p text:style-name="P102"><text:span text:style-name="T388">Debian-</text:span><text:span text:style-name="T389">p</text:span>akket kz plaatst documenten en scripts van Karel Zimmer <text:span text:style-name="T387">(zie </text:span><text:a xlink:type="simple" xlink:href="https://karelzimmer.nl/" text:style-name="Internet_20_link" text:visited-style-name="Visited_20_Internet_20_Link"><text:span text:style-name="Strong_20_Emphasis"><text:span text:style-name="T373">karelzimmer.nl</text:span></text:span></text:a><text:span text:style-name="Strong_20_Emphasis"><text:span text:style-name="T253">) </text:span></text:span>voor het installeren en beheren van <text:span text:style-name="T386">Debian</text:span> <text:span text:style-name="T386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1">. </text:span></text:span></text:p>
          </table:table-cell>
        </table:table-row>
        <table:table-row table:style-name="TableLine93849102218208">
          <table:table-cell table:style-name="_33_._5f_Installatie_5f_afronden.A1" office:value-type="string">
            <text:p text:style-name="P64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7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71">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84910216110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2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38491021968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49102154672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7" draw:name="Vorm33" draw:style-name="gr1" draw:text-style-name="P11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</text:span></text:span><text:span text:style-name="Strong_20_Emphasis"><text:span text:style-name="T101"><text:note text:id="ftn10" text:note-class="footnote"><text:note-citation>3</text:note-citation><text:note-body><text:p text:style-name="P96">De installatie kan <text:span text:style-name="T383">ge</text:span>controle<text:span text:style-name="T383">e</text:span>r<text:span text:style-name="T383">d worden </text:span>op volledigheid met <text:span text:style-name="T384">bestand</text:span> <text:span text:style-name="T367">Persoonlijke map / kz / Apps</text:span>.</text:p></text:note-body></text:note></text:span></text:span><text:span text:style-name="Strong_20_Emphasis"><text:span text:style-name="T101">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4">Installatiem</text:span></text:span><text:span text:style-name="Strong_20_Emphasis"><text:span text:style-name="T165">enu</text:span></text:span><text:span text:style-name="Strong_20_Emphasis"><text:span text:style-name="T68">.</text:span></text:span></text:p>
          </table:table-cell>
        </table:table-row>
        <table:table-row table:style-name="TableLine93849102256160">
          <table:table-cell table:style-name="_33_._5f_Installatie_5f_afronden.A1" office:value-type="string">
            <text:p text:style-name="P61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1">3 </text:span></text:span><text:span text:style-name="Strong_20_Emphasis"><text:span text:style-name="T172">Installatie</text:span></text:span><text:span text:style-name="Strong_20_Emphasis"><text:span text:style-name="T173"> </text:span></text:span><text:span text:style-name="Strong_20_Emphasis"><text:span text:style-name="T174">afron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05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56"><text:span text:style-name="Strong_20_Emphasis"><text:span text:style-name="T54"><text:tab/></text:span></text:span></text:p>
      <text:p text:style-name="P57"><text:span text:style-name="Strong_20_Emphasis"><text:span text:style-name="T89"/></text:span></text:p>
      <text:p text:style-name="P58"><text:span text:style-name="Strong_20_Emphasis"><text:span text:style-name="T79"/></text:span></text:p>
      <text:list xml:id="list122943046413158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 table:style-name="TableLine93849102215200">
          <table:table-cell table:style-name="Tabel2.A1" office:value-type="string">
            <text:p text:style-name="P77"><text:span text:style-name="Strong_20_Emphasis"><text:span text:style-name="T63"><text:s/></text:span></text:span><text:span text:style-name="Strong_20_Emphasis"><text:span text:style-name="T116"><draw:control text:anchor-type="as-char" draw:z-index="17" draw:name="Vorm36_0" draw:style-name="gr1" draw:text-style-name="P111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64"><text:note text:id="ftn11" text:note-class="footnote"><text:note-citation>1</text:note-citation><text:note-body><text:p text:style-name="P85"><text:span text:style-name="User_20_Entry"><text:span text:style-name="T193">E</text:span></text:span><text:span text:style-name="User_20_Entry"><text:span text:style-name="T212">v</text:span></text:span><text:span text:style-name="User_20_Entry"><text:span text:style-name="T213">en</text:span></text:span><text:span text:style-name="User_20_Entry"><text:span text:style-name="T215">t</text:span></text:span><text:span text:style-name="User_20_Entry"><text:span text:style-name="T216">uele </text:span></text:span><text:span text:style-name="User_20_Entry"><text:span text:style-name="T217">extra </text:span></text:span><text:span text:style-name="User_20_Entry"><text:span text:style-name="T220">gebruiker</text:span></text:span><text:span text:style-name="User_20_Entry"><text:span text:style-name="T217">s aanmelden </text:span></text:span><text:span text:style-name="User_20_Entry"><text:span text:style-name="T218">en dezelfde stappen uitvoeren</text:span></text:span><text:span text:style-name="User_20_Entry"><text:span text:style-name="T214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 table:style-name="TableLine9384910222099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49102338352">
          <table:table-cell table:style-name="Tabel2.A1" office:value-type="string">
            <text:p text:style-name="P81"><text:span text:style-name="Strong_20_Emphasis"><text:span text:style-name="T63"><text:s/></text:span></text:span><text:span text:style-name="Strong_20_Emphasis"><text:span text:style-name="T116"><draw:control text:anchor-type="as-char" draw:z-index="18" draw:name="Vorm36_2" draw:style-name="gr1" draw:text-style-name="P111" svg:width="0.35cm" svg:height="0.35cm" draw:control="control19"/></text:span></text:span></text:p>
          </table:table-cell>
          <table:table-cell table:style-name="Tabel2.A1" office:value-type="string">
            <text:p text:style-name="P47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Definition"><text:span text:style-name="T27">gebruiker</text:span></text:span><text:span text:style-name="Strong_20_Emphasis"><text:span text:style-name="T107"> </text:span></text:span><text:span text:style-name="Strong_20_Emphasis"><text:span text:style-name="T109">in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80">D</text:span>e <text:span text:style-name="T376">Super</text:span>-toets <text:span text:style-name="T280">is </text:span>de Windows<text:span text:style-name="T374">-</text:span><text:span text:style-name="T375">toets</text:span>, <text:span text:style-name="T374">C</text:span>ommand-<text:span text:style-name="T375">toets</text:span>, of <text:span text:style-name="T374">V</text:span>ergrootglas-toets.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4">Installatiem</text:span></text:span><text:span text:style-name="Strong_20_Emphasis"><text:span text:style-name="T165">enu</text:span></text:span><text:span text:style-name="Strong_20_Emphasis"><text:span text:style-name="T68">.</text:span></text:span></text:p>
          </table:table-cell>
        </table:table-row>
        <table:table-row table:style-name="TableLine938491023403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1">4 </text:span></text:span><text:span text:style-name="Strong_20_Emphasis"><text:span text:style-name="T148">Gebruiker inricht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10">v</text:span></text:span><text:span text:style-name="Strong_20_Emphasis"><text:span text:style-name="T79">olg de aanwijzingen op het scherm</text:span></text:span><text:span text:style-name="Strong_20_Emphasis"><text:span text:style-name="T136">.</text:span></text:span></text:p>
          </table:table-cell>
        </table:table-row>
        <table:table-row table:style-name="TableLine9384910232481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/>
          </table:table-cell>
        </table:table-row>
        <table:table-row table:style-name="TableLine93849102258080">
          <table:table-cell table:style-name="Tabel2.A1" office:value-type="string">
            <text:p text:style-name="P22"><text:span text:style-name="Strong_20_Emphasis"><text:span text:style-name="T114"><text:s/></text:span></text:span><text:span text:style-name="Strong_20_Emphasis"><text:span text:style-name="T118"><draw:control text:anchor-type="as-char" draw:z-index="23" draw:name="Vorm36_ 2" draw:style-name="gr1" draw:text-style-name="P111" svg:width="0.35cm" svg:height="0.35cm" draw:control="control24"/></text:span></text:span></text:p>
          </table:table-cell>
          <table:table-cell table:style-name="Tabel2.A1" office:value-type="string">
            <text:p text:style-name="P94">Wijzig <text:span text:style-name="T385">indien gewenst </text:span><text:span text:style-name="T381">de g</text:span>ebruikersfoto <text:span text:style-name="T380">v</text:span><text:span text:style-name="T8">ia </text:span><text:span text:style-name="T9">een druk op </text:span><text:span text:style-name="T8">d</text:span><text:span text:style-name="T316">e </text:span><text:span text:style-name="T317">Super</text:span><text:span text:style-name="T316">-toets</text:span><text:span text:style-name="T339"><text:note-ref text:note-class="footnote" text:reference-format="text" text:ref-name="ftn12">2</text:note-ref></text:span><text:span text:style-name="T316">, </text:span><text:span text:style-name="T318">zoek </text:span><text:span text:style-name="T322">gebr</text:span><text:span text:style-name="T318"> en klik achter </text:span><text:span text:style-name="T321">Instellingen</text:span><text:span text:style-name="T318"> op </text:span><text:span text:style-name="T322">Gebruikers</text:span><text:span text:style-name="T316">.</text:span></text:p>
            <text:p text:style-name="P93"><text:span text:style-name="T319">Klik op </text:span><text:span text:style-name="Strong_20_Emphasis"><text:span text:style-name="T284">Ontgrendelen</text:span></text:span><text:span text:style-name="T319">.</text:span></text:p>
            <text:p text:style-name="P93"><text:span text:style-name="T319">Klik op afbeelding voor </text:span><text:span text:style-name="Definition"><text:span text:style-name="T28">gebruiker</text:span></text:span><text:span text:style-name="T319">.</text:span></text:p>
            <text:p text:style-name="P95"><text:span text:style-name="T319">Klik op </text:span><text:span text:style-name="Strong_20_Emphasis"><text:span text:style-name="T284">Selecteer een bestand</text:span></text:span><text:span text:style-name="T319">.</text:span><text:span text:style-name="T316"><text:line-break/></text:span><text:span text:style-name="T311">Selecteer </text:span><text:span text:style-name="T313">indien aanwezig</text:span><text:span text:style-name="T310"> </text:span><text:span text:style-name="T320">Gebruikersfoto</text:span><text:span text:style-name="T310"> </text:span><text:span text:style-name="T312">in</text:span><text:span text:style-name="T310"> </text:span><text:span text:style-name="T323">Persoonlijke map</text:span><text:span text:style-name="T310"> / </text:span><text:span text:style-name="T323">kz-</text:span><text:span text:style-name="T324">data</text:span><text:span text:style-name="T310">.</text:span></text:p>
          </table:table-cell>
        </table:table-row>
        <table:table-row table:style-name="TableLine9384910206076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2"/>
          </table:table-cell>
        </table:table-row>
        <table:table-row table:style-name="TableLine93849102341744">
          <table:table-cell table:style-name="Tabel2.A1" office:value-type="string">
            <text:p text:style-name="P20"><text:span text:style-name="Strong_20_Emphasis"><text:span text:style-name="T114"><text:s/></text:span></text:span><text:span text:style-name="Strong_20_Emphasis"><text:span text:style-name="T118"><draw:control text:anchor-type="as-char" draw:z-index="19" draw:name="Vorm36_1" draw:style-name="gr1" draw:text-style-name="P111" svg:width="0.35cm" svg:height="0.35cm" draw:control="control20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45"><text:span text:style-name="Strong_20_Emphasis"><text:span text:style-name="T111"/></text:span></text:p>
      <text:p text:style-name="P19"/>
      <text:p text:style-name="P84"><text:span text:style-name="T180">E</text:span><text:span text:style-name="T181">inde c</text:span><text:span text:style-name="T182">hecklist, </text:span><text:span text:style-name="T183">d</text:span><text:span text:style-name="T182">e</text:span><text:span text:style-name="T302"> installatie van </text:span><text:span text:style-name="T302"><text:reference-ref text:reference-format="text" text:ref-name="Distributie">Debian</text:reference-ref></text:span><text:span text:style-name="T302"><text:s/></text:span><text:span text:style-name="Strong_20_Emphasis"><text:span text:style-name="T303">GNU/Linux</text:span></text:span><text:span text:style-name="Strong_20_Emphasis"><text:span text:style-name="T302"> </text:span></text:span><text:span text:style-name="T304"><text:reference-ref text:reference-format="text" text:ref-name="Versie">11</text:reference-ref></text:span><text:span text:style-name="Strong_20_Emphasis"><text:span text:style-name="T306"><text:s/></text:span></text:span><text:span text:style-name="Strong_20_Emphasis"><text:span text:style-name="T307">LTS</text:span></text:span><text:span text:style-name="T305"> </text:span><text:span text:style-name="T302"><text:reference-ref text:reference-format="text" text:ref-name="Editie">Desktop</text:reference-ref></text:span><text:span text:style-name="T302"><text:s/>is voltooid.</text:span></text:p>
      <text:p text:style-name="P44"/>
      <text:p text:style-name="P36"><text:span text:style-name="T126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3T12:29:41.429451168">13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3T12:29:41.275031326</dc:date>
    <meta:keyword>Installatie</meta:keyword>
    <meta:keyword>Checklist</meta:keyword>
    <meta:keyword>Linux</meta:keyword>
    <meta:editing-cycles>6602</meta:editing-cycles>
    <meta:editing-duration>P11DT15H26M28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29" meta:character-count="5741" meta:non-whitespace-character-count="4943"/>
    <meta:user-defined meta:name="Info 1"/>
    <meta:user-defined meta:name="Info 2"/>
    <meta:user-defined meta:name="Info 3"/>
    <meta:user-defined meta:name="Info 4"/>
  </office:meta>
</office:document-meta>
</file>